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9. Notational Conventions</text:span> bölümü, OAuth 2.0 belgesinde kullanılan bazı dilbilgisel kuralları ve özel terimleri açıklamaktadır. Bu bölümde geçen kavramlar, belgenin daha net ve tutarlı anlaşılmasını sağlamak için belirli kurallara dayanmaktadır. İşte önemli noktalar:</text:p>
      <text:h text:style-name="Heading_20_3" text:outline-level="3">1. <text:span text:style-name="Strong_20_Emphasis">Anahtar Kelimeler (Key Words)</text:span></text:h>
      <text:p text:style-name="Text_20_body">Bu bölümde geçen anahtar kelimeler, RFC 2119'a (Standartlara Yönelik Belgelerde Kullanılacak Terimler) dayanarak açıklanır. Bu terimler, protokoldeki zorunlulukların, önerilerin ve seçeneklerin anlamını netleştirmek için kullanılır:</text:p>
      <text:list text:style-name="L1">
        <text:list-item>
          <text:p text:style-name="P2"><text:span text:style-name="Strong_20_Emphasis">MUST / REQUIRED / SHALL</text:span>: Bir şeyin <text:span text:style-name="Strong_20_Emphasis">zorunlu</text:span> olduğunu belirtir. Bu, belirli bir davranışın uygulanması gerektiği anlamına gelir.</text:p>
        </text:list-item>
        <text:list-item>
          <text:p text:style-name="P2"><text:span text:style-name="Strong_20_Emphasis">MUST NOT / SHALL NOT</text:span>: Bir şeyin <text:span text:style-name="Strong_20_Emphasis">yapılmaması gerektiğini</text:span> belirtir. Yani, bu davranış yasaktır.</text:p>
        </text:list-item>
        <text:list-item>
          <text:p text:style-name="P2"><text:span text:style-name="Strong_20_Emphasis">SHOULD / RECOMMENDED</text:span>: Bir şeyin <text:span text:style-name="Strong_20_Emphasis">önerildiğini</text:span> belirtir. Yani, ideal olarak yapılması gereken bir şeydir, ancak zorunlu değildir.</text:p>
        </text:list-item>
        <text:list-item>
          <text:p text:style-name="P2"><text:span text:style-name="Strong_20_Emphasis">SHOULD NOT</text:span>: Bir şeyin <text:span text:style-name="Strong_20_Emphasis">yapılmaması önerildiğini</text:span> belirtir. Ancak, bunu yapmak yasak değildir.</text:p>
        </text:list-item>
        <text:list-item>
          <text:p text:style-name="P1"><text:span text:style-name="Strong_20_Emphasis">MAY / OPTIONAL</text:span>: Bir şeyin <text:span text:style-name="Strong_20_Emphasis">isteğe bağlı</text:span> olduğunu belirtir. Yani, bunu yapmak serbesttir.</text:p>
        </text:list-item>
      </text:list>
      <text:h text:style-name="Heading_20_3" text:outline-level="3">2. <text:span text:style-name="Strong_20_Emphasis">ABNF Notasyonu</text:span></text:h>
      <text:p text:style-name="Text_20_body">OAuth 2.0 belgesinde kullanılan dilbilgisel yapılar, <text:span text:style-name="Strong_20_Emphasis">ABNF (Augmented Backus-Naur Form)</text:span> notasyonuyla ifade edilir. Bu, protokolün kurallarını ve yapılarını tanımlamak için kullanılan bir dilbilgisel formattır ve RFC 5234'te açıklanmıştır. ABNF, metin ve parametrelerin nasıl yazılacağına dair kurallar sunar.</text:p>
      <text:h text:style-name="Heading_20_3" text:outline-level="3">3. <text:span text:style-name="Strong_20_Emphasis">URI Referansları</text:span></text:h>
      <text:p text:style-name="Text_20_body">OAuth 2.0, <text:span text:style-name="Strong_20_Emphasis">URI referanslarını</text:span> kullanır (Uniform Resource Identifier). URI'ler, web üzerindeki kaynakları tanımlamak için kullanılan standartlardır ve bu belge, URI'lerin nasıl kullanılacağını belirten kuralları içerir. Bu konuyla ilgili daha fazla detay RFC 3986'da bulunabilir.</text:p>
      <text:h text:style-name="Heading_20_3" text:outline-level="3">4. <text:span text:style-name="Strong_20_Emphasis">Güvenlik İlgili Terimler</text:span></text:h>
      <text:p text:style-name="Text_20_body">OAuth 2.0'da, güvenlikle ilgili bazı terimler, <text:span text:style-name="Strong_20_Emphasis">RFC 4949</text:span>'da tanımlandığı şekilde anlaşılmalıdır. Bu terimler şunlardır (bunlarla sınırlı olmamak kaydıyla):</text:p>
      <text:list text:style-name="L2">
        <text:list-item>
          <text:p text:style-name="P4"><text:span text:style-name="Strong_20_Emphasis">Attack</text:span>: Saldırı</text:p>
        </text:list-item>
        <text:list-item>
          <text:p text:style-name="P4"><text:span text:style-name="Strong_20_Emphasis">Authentication</text:span>: Kimlik doğrulama</text:p>
        </text:list-item>
        <text:list-item>
          <text:p text:style-name="P4"><text:span text:style-name="Strong_20_Emphasis">Authorization</text:span>: Yetkilendirme</text:p>
        </text:list-item>
        <text:list-item>
          <text:p text:style-name="P4"><text:span text:style-name="Strong_20_Emphasis">Certificate</text:span>: Sertifika</text:p>
        </text:list-item>
        <text:list-item>
          <text:p text:style-name="P4"><text:span text:style-name="Strong_20_Emphasis">Confidentiality</text:span>: Gizlilik</text:p>
        </text:list-item>
        <text:list-item>
          <text:p text:style-name="P4"><text:span text:style-name="Strong_20_Emphasis">Credential</text:span>: Kimlik bilgisi</text:p>
        </text:list-item>
        <text:list-item>
          <text:p text:style-name="P4"><text:span text:style-name="Strong_20_Emphasis">Encryption</text:span>: Şifreleme</text:p>
        </text:list-item>
        <text:list-item>
          <text:p text:style-name="P4"><text:span text:style-name="Strong_20_Emphasis">Identity</text:span>: Kimlik</text:p>
        </text:list-item>
        <text:list-item>
          <text:p text:style-name="P4"><text:span text:style-name="Strong_20_Emphasis">Sign / Signature</text:span>: İmzalama / İmza</text:p>
        </text:list-item>
        <text:list-item>
          <text:p text:style-name="P4"><text:span text:style-name="Strong_20_Emphasis">Trust</text:span>: Güven</text:p>
        </text:list-item>
        <text:list-item>
          <text:p text:style-name="P3"><text:span text:style-name="Strong_20_Emphasis">Validate / Verify</text:span>: Doğrulama / Onaylama</text:p>
        </text:list-item>
      </text:list>
      <text:p text:style-name="Text_20_body"><text:soft-page-break/>Bu terimler, güvenlik bağlamında net bir anlayış sağlamak için kullanılır.</text:p>
      <text:h text:style-name="Heading_20_3" text:outline-level="3">5. <text:span text:style-name="Strong_20_Emphasis">Büyük/Küçük Harf Duyarlılığı</text:span></text:h>
      <text:p text:style-name="Text_20_body">OAuth 2.0 belgesindeki tüm protokol parametre adları ve değerleri <text:span text:style-name="Strong_20_Emphasis">büyük/küçük harf duyarlıdır</text:span>. Yani, örneğin "Token" ve "token" farklı parametreler olarak kabul edilir.</text:p>
      <text:h text:style-name="Heading_20_3" text:outline-level="3">Özetle</text:h>
      <text:p text:style-name="Text_20_body">Bu bölüm, OAuth 2.0 spesifikasyonunda kullanılan dil ve terimler için belirli kurallar koyar. <text:span text:style-name="Strong_20_Emphasis">Anahtar kelimeler</text:span> belirli zorunluluklar veya öneriler ifade eder, <text:span text:style-name="Strong_20_Emphasis">ABNF notasyonu</text:span> dilbilgisel kuralları tanımlar, <text:span text:style-name="Strong_20_Emphasis">güvenlik terimleri</text:span> belirli bir anlamda anlaşılmalıdır ve <text:span text:style-name="Strong_20_Emphasis">büyük/küçük harf duyarlılığı</text:span> parametre adları ve değerleri için geçerlidir. Bu kurallar, belgenin doğru şekilde anlaşılmasını ve uygulamaların doğru şekilde yorumlanmasını sağla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2:46:50.127157027</meta:creation-date>
    <dc:date>2025-01-26T02:47:23.078550014</dc:date>
    <meta:editing-duration>PT33S</meta:editing-duration>
    <meta:editing-cycles>1</meta:editing-cycles>
    <meta:document-statistic meta:table-count="0" meta:image-count="0" meta:object-count="0" meta:page-count="2" meta:paragraph-count="30" meta:word-count="375" meta:character-count="2865" meta:non-whitespace-character-count="2536"/>
    <meta:generator>LibreOffice/7.4.7.2$Linux_X86_64 LibreOffice_project/40$Build-2</meta:generator>
  </office:meta>
</office:document-meta>
</file>